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439in" svg:height="7.7909in" svg:x="16.6508in" svg:y="0.8886in">
            <draw:object draw:notify-on-update-of-ranges="Sheet1.B2:Sheet1.B21 Sheet1.B48:Sheet1.B67 Sheet1.D2:Sheet1.D21 Sheet1.D48:Sheet1.D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10.0811in" svg:y="4.5591in">
            <draw:object draw:notify-on-update-of-ranges="Sheet1.B48:Sheet1.B67 Sheet1.E2:Sheet1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7315in" svg:height="3.9114in" svg:x="10.1571in" svg:y="0.4283in">
            <draw:object draw:notify-on-update-of-ranges="Sheet1.B48:Sheet1.B67 Sheet1.E48:Sheet1.E6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.0868133217575757" calcext:value-type="float">
            <text:p>0.0868133217575757</text:p>
          </table:table-cell>
          <table:table-cell office:value-type="float" office:value="0.000324845448557479" calcext:value-type="float">
            <text:p>0.000324845448557479</text:p>
          </table:table-cell>
          <table:table-cell office:value-type="float" office:value="0.084200956" calcext:value-type="float">
            <text:p>0.084200956</text:p>
          </table:table-cell>
          <table:table-cell table:number-columns-repeated="4" office:value-type="float" office:value="0.086853512" calcext:value-type="float">
            <text:p>0.08685351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080627747" calcext:value-type="float">
            <text:p>0.080627747</text:p>
          </table:table-cell>
          <table:table-cell office:value-type="float" office:value="1.39135093284454E-017" calcext:value-type="float">
            <text:p>1.39135093284454E-17</text:p>
          </table:table-cell>
          <table:table-cell table:number-columns-repeated="5" office:value-type="float" office:value="0.080627747" calcext:value-type="float">
            <text:p>0.08062774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09575282" calcext:value-type="float">
            <text:p>0.09575282</text:p>
          </table:table-cell>
          <table:table-cell office:value-type="float" office:value="2.78304895862007E-017" calcext:value-type="float">
            <text:p>2.78304895862007E-17</text:p>
          </table:table-cell>
          <table:table-cell table:number-columns-repeated="5" office:value-type="float" office:value="0.09575282" calcext:value-type="float">
            <text:p>0.0957528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.04421605257353" calcext:value-type="float">
            <text:p>1.04421605257353</text:p>
          </table:table-cell>
          <table:table-cell office:value-type="float" office:value="0.00677737107153702" calcext:value-type="float">
            <text:p>0.00677737107153702</text:p>
          </table:table-cell>
          <table:table-cell table:number-columns-repeated="4" office:value-type="float" office:value="1.04231143" calcext:value-type="float">
            <text:p>1.04231143</text:p>
          </table:table-cell>
          <table:table-cell office:value-type="float" office:value="1.068214297" calcext:value-type="float">
            <text:p>1.068214297</text:p>
          </table:table-cell>
          <table:table-cell office:value-type="float" office:value="4.42160525735293" calcext:value-type="float">
            <text:p>4.42160525735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05" calcext:value-type="float">
            <text:p>205</text:p>
          </table:table-cell>
          <table:table-cell office:value-type="float" office:value="-0.864659734429268" calcext:value-type="float">
            <text:p>-0.864659734429268</text:p>
          </table:table-cell>
          <table:table-cell office:value-type="float" office:value="0.00490717330549691" calcext:value-type="float">
            <text:p>0.00490717330549691</text:p>
          </table:table-cell>
          <table:table-cell office:value-type="float" office:value="-0.888951421" calcext:value-type="float">
            <text:p>-0.888951421</text:p>
          </table:table-cell>
          <table:table-cell table:number-columns-repeated="4" office:value-type="float" office:value="-0.86367327" calcext:value-type="float">
            <text:p>-0.86367327</text:p>
          </table:table-cell>
          <table:table-cell office:value-type="float" office:value="-13.5340265570732" calcext:value-type="float">
            <text:p>-13.5340265570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.0996664788340426" calcext:value-type="float">
            <text:p>0.0996664788340426</text:p>
          </table:table-cell>
          <table:table-cell office:value-type="float" office:value="0.00602090436266514" calcext:value-type="float">
            <text:p>0.00602090436266514</text:p>
          </table:table-cell>
          <table:table-cell office:value-type="float" office:value="0.094064504" calcext:value-type="float">
            <text:p>0.094064504</text:p>
          </table:table-cell>
          <table:table-cell table:number-columns-repeated="2" office:value-type="float" office:value="0.095093176" calcext:value-type="float">
            <text:p>0.095093176</text:p>
          </table:table-cell>
          <table:table-cell office:value-type="float" office:value="0.107378826" calcext:value-type="float">
            <text:p>0.107378826</text:p>
          </table:table-cell>
          <table:table-cell office:value-type="float" office:value="0.10904371" calcext:value-type="float">
            <text:p>0.1090437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.0947342599230769" calcext:value-type="float">
            <text:p>0.0947342599230769</text:p>
          </table:table-cell>
          <table:table-cell office:value-type="float" office:value="0.00817624317558899" calcext:value-type="float">
            <text:p>0.00817624317558899</text:p>
          </table:table-cell>
          <table:table-cell table:number-columns-repeated="4" office:value-type="float" office:value="0.090685405" calcext:value-type="float">
            <text:p>0.090685405</text:p>
          </table:table-cell>
          <table:table-cell office:value-type="float" office:value="0.111154616" calcext:value-type="float">
            <text:p>0.11115461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747534395621053" calcext:value-type="float">
            <text:p>0.747534395621053</text:p>
          </table:table-cell>
          <table:table-cell office:value-type="float" office:value="0.0805589121700359" calcext:value-type="float">
            <text:p>0.0805589121700359</text:p>
          </table:table-cell>
          <table:table-cell table:number-columns-repeated="3" office:value-type="float" office:value="0.699107885" calcext:value-type="float">
            <text:p>0.699107885</text:p>
          </table:table-cell>
          <table:table-cell table:number-columns-repeated="2" office:value-type="float" office:value="0.881844938" calcext:value-type="float">
            <text:p>0.881844938</text:p>
          </table:table-cell>
          <table:table-cell office:value-type="float" office:value="-25.2465604378947" calcext:value-type="float">
            <text:p>-25.24656043789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0" calcext:value-type="float">
            <text:p>210</text:p>
          </table:table-cell>
          <table:table-cell office:value-type="float" office:value="-0.904072404" calcext:value-type="float">
            <text:p>-0.904072404</text:p>
          </table:table-cell>
          <table:table-cell office:value-type="float" office:value="2.22575178214151E-016" calcext:value-type="float">
            <text:p>2.22575178214151E-16</text:p>
          </table:table-cell>
          <table:table-cell table:number-columns-repeated="5" office:value-type="float" office:value="-0.904072404" calcext:value-type="float">
            <text:p>-0.904072404</text:p>
          </table:table-cell>
          <table:table-cell office:value-type="float" office:value="-9.59275959999998" calcext:value-type="float">
            <text:p>-9.592759599999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114748888" calcext:value-type="float">
            <text:p>0.114748888</text:p>
          </table:table-cell>
          <table:table-cell office:value-type="float" office:value="4.17405279853362E-017" calcext:value-type="float">
            <text:p>4.17405279853362E-17</text:p>
          </table:table-cell>
          <table:table-cell table:number-columns-repeated="5" office:value-type="float" office:value="0.114748888" calcext:value-type="float">
            <text:p>0.11474888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.10516576584375" calcext:value-type="float">
            <text:p>0.10516576584375</text:p>
          </table:table-cell>
          <table:table-cell office:value-type="float" office:value="0.0161991749625868" calcext:value-type="float">
            <text:p>0.0161991749625868</text:p>
          </table:table-cell>
          <table:table-cell office:value-type="float" office:value="0.064502336" calcext:value-type="float">
            <text:p>0.064502336</text:p>
          </table:table-cell>
          <table:table-cell office:value-type="float" office:value="0.087929592" calcext:value-type="float">
            <text:p>0.087929592</text:p>
          </table:table-cell>
          <table:table-cell table:number-columns-repeated="3" office:value-type="float" office:value="0.117644265" calcext:value-type="float">
            <text:p>0.11764426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787767360932367" calcext:value-type="float">
            <text:p>0.787767360932367</text:p>
          </table:table-cell>
          <table:table-cell office:value-type="float" office:value="0.0223138952678249" calcext:value-type="float">
            <text:p>0.0223138952678249</text:p>
          </table:table-cell>
          <table:table-cell table:number-columns-repeated="4" office:value-type="float" office:value="0.786216438" calcext:value-type="float">
            <text:p>0.786216438</text:p>
          </table:table-cell>
          <table:table-cell office:value-type="float" office:value="1.107257485" calcext:value-type="float">
            <text:p>1.107257485</text:p>
          </table:table-cell>
          <table:table-cell office:value-type="float" office:value="-21.2232639067633" calcext:value-type="float">
            <text:p>-21.22326390676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05" calcext:value-type="float">
            <text:p>105</text:p>
          </table:table-cell>
          <table:table-cell office:value-type="float" office:value="-0.901557208485714" calcext:value-type="float">
            <text:p>-0.901557208485714</text:p>
          </table:table-cell>
          <table:table-cell office:value-type="float" office:value="0.0440616168933403" calcext:value-type="float">
            <text:p>0.0440616168933403</text:p>
          </table:table-cell>
          <table:table-cell table:number-columns-repeated="4" office:value-type="float" office:value="-0.909077644" calcext:value-type="float">
            <text:p>-0.909077644</text:p>
          </table:table-cell>
          <table:table-cell office:value-type="float" office:value="-0.645862401" calcext:value-type="float">
            <text:p>-0.645862401</text:p>
          </table:table-cell>
          <table:table-cell office:value-type="float" office:value="-9.84427915142857" calcext:value-type="float">
            <text:p>-9.844279151428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84844954" calcext:value-type="float">
            <text:p>0.084844954</text:p>
          </table:table-cell>
          <table:table-cell office:value-type="float" office:value="1.41150321352093E-017" calcext:value-type="float">
            <text:p>1.41150321352093E-17</text:p>
          </table:table-cell>
          <table:table-cell table:number-columns-repeated="5" office:value-type="float" office:value="0.084844954" calcext:value-type="float">
            <text:p>0.084844954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0815896876313364" calcext:value-type="float">
            <text:p>0.0815896876313364</text:p>
          </table:table-cell>
          <table:table-cell office:value-type="float" office:value="0.00684517659798221" calcext:value-type="float">
            <text:p>0.00684517659798221</text:p>
          </table:table-cell>
          <table:table-cell table:number-columns-repeated="4" office:value-type="float" office:value="0.080540873" calcext:value-type="float">
            <text:p>0.080540873</text:p>
          </table:table-cell>
          <table:table-cell office:value-type="float" office:value="0.126059428" calcext:value-type="float">
            <text:p>0.12605942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09069252" calcext:value-type="float">
            <text:p>1.0906925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.09069252" calcext:value-type="float">
            <text:p>1.09069252</text:p>
          </table:table-cell>
          <table:table-cell office:value-type="float" office:value="9.069252" calcext:value-type="float">
            <text:p>9.0692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2.097531796" calcext:value-type="float">
            <text:p>2.097531796</text:p>
          </table:table-cell>
          <table:table-cell office:value-type="float" office:value="8.90042384855681E-016" calcext:value-type="float">
            <text:p>8.90042384855681E-16</text:p>
          </table:table-cell>
          <table:table-cell table:number-columns-repeated="5" office:value-type="float" office:value="2.097531796" calcext:value-type="float">
            <text:p>2.097531796</text:p>
          </table:table-cell>
          <table:table-cell office:value-type="float" office:value="4.87658979999996" calcext:value-type="float">
            <text:p>4.876589799999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17" calcext:value-type="float">
            <text:p>217</text:p>
          </table:table-cell>
          <table:table-cell office:value-type="float" office:value="-1.06000400052995" calcext:value-type="float">
            <text:p>-1.06000400052995</text:p>
          </table:table-cell>
          <table:table-cell office:value-type="float" office:value="0.146859788800218" calcext:value-type="float">
            <text:p>0.146859788800218</text:p>
          </table:table-cell>
          <table:table-cell table:number-columns-repeated="4" office:value-type="float" office:value="-1.123159885" calcext:value-type="float">
            <text:p>-1.123159885</text:p>
          </table:table-cell>
          <table:table-cell office:value-type="float" office:value="-0.72007674" calcext:value-type="float">
            <text:p>-0.72007674</text:p>
          </table:table-cell>
          <table:table-cell office:value-type="float" office:value="6.00040005299538" calcext:value-type="float">
            <text:p>6.000400052995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-1.693060458" calcext:value-type="float">
            <text:p>-1.693060458</text:p>
          </table:table-cell>
          <table:table-cell office:value-type="float" office:value="0.302323359501382" calcext:value-type="float">
            <text:p>0.302323359501382</text:p>
          </table:table-cell>
          <table:table-cell table:number-columns-repeated="3" office:value-type="float" office:value="-1.856333733" calcext:value-type="float">
            <text:p>-1.856333733</text:p>
          </table:table-cell>
          <table:table-cell office:value-type="float" office:value="-1.693060458" calcext:value-type="float">
            <text:p>-1.693060458</text:p>
          </table:table-cell>
          <table:table-cell office:value-type="float" office:value="-1.203240633" calcext:value-type="float">
            <text:p>-1.203240633</text:p>
          </table:table-cell>
          <table:table-cell office:value-type="float" office:value="-15.3469771" calcext:value-type="float">
            <text:p>-15.34697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135971025" calcext:value-type="float">
            <text:p>0.13597102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135971025" calcext:value-type="float">
            <text:p>0.135971025</text:p>
          </table:table-cell>
          <table:table-cell office:value-type="string" calcext:value-type="string">
            <text:p>inf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.116152407439394" calcext:value-type="float">
            <text:p>0.116152407439394</text:p>
          </table:table-cell>
          <table:table-cell office:value-type="float" office:value="0.000398109562631703" calcext:value-type="float">
            <text:p>0.000398109562631703</text:p>
          </table:table-cell>
          <table:table-cell office:value-type="float" office:value="0.112950861" calcext:value-type="float">
            <text:p>0.112950861</text:p>
          </table:table-cell>
          <table:table-cell table:number-columns-repeated="4" office:value-type="float" office:value="0.116201662" calcext:value-type="float">
            <text:p>0.11620166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123889998" calcext:value-type="float">
            <text:p>0.123889998</text:p>
          </table:table-cell>
          <table:table-cell office:value-type="float" office:value="2.78270186568908E-017" calcext:value-type="float">
            <text:p>2.78270186568908E-17</text:p>
          </table:table-cell>
          <table:table-cell table:number-columns-repeated="5" office:value-type="float" office:value="0.123889998" calcext:value-type="float">
            <text:p>0.12388999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.159193665" calcext:value-type="float">
            <text:p>0.159193665</text:p>
          </table:table-cell>
          <table:table-cell office:value-type="float" office:value="2.78304895862007E-017" calcext:value-type="float">
            <text:p>2.78304895862007E-17</text:p>
          </table:table-cell>
          <table:table-cell table:number-columns-repeated="5" office:value-type="float" office:value="0.159193665" calcext:value-type="float">
            <text:p>0.15919366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.148742554764706" calcext:value-type="float">
            <text:p>0.148742554764706</text:p>
          </table:table-cell>
          <table:table-cell office:value-type="float" office:value="0.00118895003178903" calcext:value-type="float">
            <text:p>0.00118895003178903</text:p>
          </table:table-cell>
          <table:table-cell table:number-columns-repeated="4" office:value-type="float" office:value="0.148408428" calcext:value-type="float">
            <text:p>0.148408428</text:p>
          </table:table-cell>
          <table:table-cell office:value-type="float" office:value="0.152952552" calcext:value-type="float">
            <text:p>0.15295255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158115217512195" calcext:value-type="float">
            <text:p>0.158115217512195</text:p>
          </table:table-cell>
          <table:table-cell office:value-type="float" office:value="0.000653985939323245" calcext:value-type="float">
            <text:p>0.000653985939323245</text:p>
          </table:table-cell>
          <table:table-cell table:number-columns-repeated="4" office:value-type="float" office:value="0.15798375" calcext:value-type="float">
            <text:p>0.15798375</text:p>
          </table:table-cell>
          <table:table-cell office:value-type="float" office:value="0.161352605" calcext:value-type="float">
            <text:p>0.16135260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0.166127112680851" calcext:value-type="float">
            <text:p>0.166127112680851</text:p>
          </table:table-cell>
          <table:table-cell office:value-type="float" office:value="0.0114073931798592" calcext:value-type="float">
            <text:p>0.0114073931798592</text:p>
          </table:table-cell>
          <table:table-cell table:number-columns-repeated="3" office:value-type="float" office:value="0.157350197" calcext:value-type="float">
            <text:p>0.157350197</text:p>
          </table:table-cell>
          <table:table-cell office:value-type="float" office:value="0.180946544" calcext:value-type="float">
            <text:p>0.180946544</text:p>
          </table:table-cell>
          <table:table-cell office:value-type="float" office:value="0.181290388" calcext:value-type="float">
            <text:p>0.18129038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.176253281659341" calcext:value-type="float">
            <text:p>0.176253281659341</text:p>
          </table:table-cell>
          <table:table-cell office:value-type="float" office:value="0.0147644265635093" calcext:value-type="float">
            <text:p>0.0147644265635093</text:p>
          </table:table-cell>
          <table:table-cell table:number-columns-repeated="4" office:value-type="float" office:value="0.168941975" calcext:value-type="float">
            <text:p>0.168941975</text:p>
          </table:table-cell>
          <table:table-cell office:value-type="float" office:value="0.205904692" calcext:value-type="float">
            <text:p>0.20590469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.137569347768421" calcext:value-type="float">
            <text:p>0.137569347768421</text:p>
          </table:table-cell>
          <table:table-cell office:value-type="float" office:value="0.0144845330979479" calcext:value-type="float">
            <text:p>0.0144845330979479</text:p>
          </table:table-cell>
          <table:table-cell table:number-columns-repeated="3" office:value-type="float" office:value="0.128859013" calcext:value-type="float">
            <text:p>0.128859013</text:p>
          </table:table-cell>
          <table:table-cell office:value-type="float" office:value="0.161668822" calcext:value-type="float">
            <text:p>0.161668822</text:p>
          </table:table-cell>
          <table:table-cell office:value-type="float" office:value="0.162557185" calcext:value-type="float">
            <text:p>0.162557185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.205904692" calcext:value-type="float">
            <text:p>0.205904692</text:p>
          </table:table-cell>
          <table:table-cell office:value-type="float" office:value="2.78218972767689E-017" calcext:value-type="float">
            <text:p>2.78218972767689E-17</text:p>
          </table:table-cell>
          <table:table-cell table:number-columns-repeated="5" office:value-type="float" office:value="0.205904692" calcext:value-type="float">
            <text:p>0.20590469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.226586178" calcext:value-type="float">
            <text:p>0.226586178</text:p>
          </table:table-cell>
          <table:table-cell office:value-type="float" office:value="2.78270186568908E-017" calcext:value-type="float">
            <text:p>2.78270186568908E-17</text:p>
          </table:table-cell>
          <table:table-cell table:number-columns-repeated="5" office:value-type="float" office:value="0.226586178" calcext:value-type="float">
            <text:p>0.22658617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0.218783391875" calcext:value-type="float">
            <text:p>0.218783391875</text:p>
          </table:table-cell>
          <table:table-cell office:value-type="float" office:value="0.0345585584638683" calcext:value-type="float">
            <text:p>0.0345585584638683</text:p>
          </table:table-cell>
          <table:table-cell office:value-type="float" office:value="0.132871866" calcext:value-type="float">
            <text:p>0.132871866</text:p>
          </table:table-cell>
          <table:table-cell office:value-type="float" office:value="0.179752842" calcext:value-type="float">
            <text:p>0.179752842</text:p>
          </table:table-cell>
          <table:table-cell table:number-columns-repeated="3" office:value-type="float" office:value="0.245468348" calcext:value-type="float">
            <text:p>0.24546834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.167176371294686" calcext:value-type="float">
            <text:p>0.167176371294686</text:p>
          </table:table-cell>
          <table:table-cell office:value-type="float" office:value="0.00487981077307901" calcext:value-type="float">
            <text:p>0.00487981077307901</text:p>
          </table:table-cell>
          <table:table-cell table:number-columns-repeated="4" office:value-type="float" office:value="0.166837201" calcext:value-type="float">
            <text:p>0.166837201</text:p>
          </table:table-cell>
          <table:table-cell office:value-type="float" office:value="0.237045452" calcext:value-type="float">
            <text:p>0.237045452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.243462859057143" calcext:value-type="float">
            <text:p>0.243462859057143</text:p>
          </table:table-cell>
          <table:table-cell office:value-type="float" office:value="0.0117499957703439" calcext:value-type="float">
            <text:p>0.0117499957703439</text:p>
          </table:table-cell>
          <table:table-cell office:value-type="float" office:value="0.175276235" calcext:value-type="float">
            <text:p>0.175276235</text:p>
          </table:table-cell>
          <table:table-cell table:number-columns-repeated="4" office:value-type="float" office:value="0.245468348" calcext:value-type="float">
            <text:p>0.24546834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83723047" calcext:value-type="float">
            <text:p>0.183723047</text:p>
          </table:table-cell>
          <table:table-cell office:value-type="float" office:value="2.82300642704185E-017" calcext:value-type="float">
            <text:p>2.82300642704185E-17</text:p>
          </table:table-cell>
          <table:table-cell table:number-columns-repeated="5" office:value-type="float" office:value="0.183723047" calcext:value-type="float">
            <text:p>0.183723047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187739580769585" calcext:value-type="float">
            <text:p>0.187739580769585</text:p>
          </table:table-cell>
          <table:table-cell office:value-type="float" office:value="0.0153503278319185" calcext:value-type="float">
            <text:p>0.0153503278319185</text:p>
          </table:table-cell>
          <table:table-cell table:number-columns-repeated="4" office:value-type="float" office:value="0.185387611" calcext:value-type="float">
            <text:p>0.185387611</text:p>
          </table:table-cell>
          <table:table-cell office:value-type="float" office:value="0.287463099" calcext:value-type="float">
            <text:p>0.28746309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276725948" calcext:value-type="float">
            <text:p>0.27672594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276725948" calcext:value-type="float">
            <text:p>0.276725948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0.27305603" calcext:value-type="float">
            <text:p>0.27305603</text:p>
          </table:table-cell>
          <table:table-cell office:value-type="float" office:value="5.562764905348E-017" calcext:value-type="float">
            <text:p>5.562764905348E-17</text:p>
          </table:table-cell>
          <table:table-cell table:number-columns-repeated="5" office:value-type="float" office:value="0.27305603" calcext:value-type="float">
            <text:p>0.27305603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271542002354839" calcext:value-type="float">
            <text:p>0.271542002354839</text:p>
          </table:table-cell>
          <table:table-cell office:value-type="float" office:value="0.0370221858247461" calcext:value-type="float">
            <text:p>0.0370221858247461</text:p>
          </table:table-cell>
          <table:table-cell office:value-type="float" office:value="0.185849041" calcext:value-type="float">
            <text:p>0.185849041</text:p>
          </table:table-cell>
          <table:table-cell table:number-columns-repeated="4" office:value-type="float" office:value="0.287463099" calcext:value-type="float">
            <text:p>0.287463099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634448035" calcext:value-type="float">
            <text:p>0.2634448035</text:p>
          </table:table-cell>
          <table:table-cell office:value-type="float" office:value="0.0463582982225795" calcext:value-type="float">
            <text:p>0.0463582982225795</text:p>
          </table:table-cell>
          <table:table-cell office:value-type="float" office:value="0.188335776" calcext:value-type="float">
            <text:p>0.188335776</text:p>
          </table:table-cell>
          <table:table-cell office:value-type="float" office:value="0.2634448035" calcext:value-type="float">
            <text:p>0.2634448035</text:p>
          </table:table-cell>
          <table:table-cell table:number-columns-repeated="3" office:value-type="float" office:value="0.288481146" calcext:value-type="float">
            <text:p>0.288481146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305854976" calcext:value-type="float">
            <text:p>0.30585497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05854976" calcext:value-type="float">
            <text:p>0.305854976</text:p>
          </table:table-cell>
          <table:table-cell office:value-type="string" calcext:value-type="string">
            <text:p>inf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2.8969302324697" calcext:value-type="float">
            <text:p>2.8969302324697</text:p>
          </table:table-cell>
          <table:table-cell office:value-type="float" office:value="0.00760986109152977" calcext:value-type="float">
            <text:p>0.00760986109152977</text:p>
          </table:table-cell>
          <table:table-cell office:value-type="float" office:value="2.835732698" calcext:value-type="float">
            <text:p>2.835732698</text:p>
          </table:table-cell>
          <table:table-cell table:number-columns-repeated="4" office:value-type="float" office:value="2.897871733" calcext:value-type="float">
            <text:p>2.897871733</text:p>
          </table:table-cell>
          <table:table-cell office:value-type="float" office:value="-3.43565891767681" calcext:value-type="float">
            <text:p>-3.43565891767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95" calcext:value-type="float">
            <text:p>195</text:p>
          </table:table-cell>
          <table:table-cell office:value-type="float" office:value="3.089099646" calcext:value-type="float">
            <text:p>3.089099646</text:p>
          </table:table-cell>
          <table:table-cell office:value-type="float" office:value="4.45232298510253E-016" calcext:value-type="float">
            <text:p>4.45232298510253E-16</text:p>
          </table:table-cell>
          <table:table-cell table:number-columns-repeated="5" office:value-type="float" office:value="3.089099646" calcext:value-type="float">
            <text:p>3.089099646</text:p>
          </table:table-cell>
          <table:table-cell office:value-type="float" office:value="-11.7400101142857" calcext:value-type="float">
            <text:p>-11.7400101142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3.916111231" calcext:value-type="float">
            <text:p>3.916111231</text:p>
          </table:table-cell>
          <table:table-cell office:value-type="float" office:value="4.45287833379211E-016" calcext:value-type="float">
            <text:p>4.45287833379211E-16</text:p>
          </table:table-cell>
          <table:table-cell table:number-columns-repeated="5" office:value-type="float" office:value="3.916111231" calcext:value-type="float">
            <text:p>3.916111231</text:p>
          </table:table-cell>
          <table:table-cell office:value-type="float" office:value="-2.09721922499999" calcext:value-type="float">
            <text:p>-2.09721922499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3.73221846164706" calcext:value-type="float">
            <text:p>3.73221846164706</text:p>
          </table:table-cell>
          <table:table-cell office:value-type="float" office:value="0.0232023023449624" calcext:value-type="float">
            <text:p>0.0232023023449624</text:p>
          </table:table-cell>
          <table:table-cell table:number-columns-repeated="4" office:value-type="float" office:value="3.725697994" calcext:value-type="float">
            <text:p>3.725697994</text:p>
          </table:table-cell>
          <table:table-cell office:value-type="float" office:value="3.814376354" calcext:value-type="float">
            <text:p>3.814376354</text:p>
          </table:table-cell>
          <table:table-cell office:value-type="float" office:value="-6.69453845882353" calcext:value-type="float">
            <text:p>-6.6945384588235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3.763192951" calcext:value-type="float">
            <text:p>3.763192951</text:p>
          </table:table-cell>
          <table:table-cell office:value-type="float" office:value="0.0204199097201663" calcext:value-type="float">
            <text:p>0.0204199097201663</text:p>
          </table:table-cell>
          <table:table-cell table:number-columns-repeated="4" office:value-type="float" office:value="3.759088039" calcext:value-type="float">
            <text:p>3.759088039</text:p>
          </table:table-cell>
          <table:table-cell office:value-type="float" office:value="3.864276409" calcext:value-type="float">
            <text:p>3.864276409</text:p>
          </table:table-cell>
          <table:table-cell office:value-type="float" office:value="-5.92017622500004" calcext:value-type="float">
            <text:p>-5.92017622500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35" calcext:value-type="float">
            <text:p>235</text:p>
          </table:table-cell>
          <table:table-cell office:value-type="float" office:value="4.04992436183404" calcext:value-type="float">
            <text:p>4.04992436183404</text:p>
          </table:table-cell>
          <table:table-cell office:value-type="float" office:value="0.266401881003084" calcext:value-type="float">
            <text:p>0.266401881003084</text:p>
          </table:table-cell>
          <table:table-cell table:number-columns-repeated="3" office:value-type="float" office:value="3.84505868" calcext:value-type="float">
            <text:p>3.84505868</text:p>
          </table:table-cell>
          <table:table-cell office:value-type="float" office:value="4.391592503" calcext:value-type="float">
            <text:p>4.391592503</text:p>
          </table:table-cell>
          <table:table-cell office:value-type="float" office:value="4.459683418" calcext:value-type="float">
            <text:p>4.459683418</text:p>
          </table:table-cell>
          <table:table-cell office:value-type="float" office:value="-10.0016808481324" calcext:value-type="float">
            <text:p>-10.00168084813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82" calcext:value-type="float">
            <text:p>182</text:p>
          </table:table-cell>
          <table:table-cell office:value-type="float" office:value="4.29948924671429" calcext:value-type="float">
            <text:p>4.29948924671429</text:p>
          </table:table-cell>
          <table:table-cell office:value-type="float" office:value="0.347478051950462" calcext:value-type="float">
            <text:p>0.347478051950462</text:p>
          </table:table-cell>
          <table:table-cell table:number-columns-repeated="4" office:value-type="float" office:value="4.127418995" calcext:value-type="float">
            <text:p>4.127418995</text:p>
          </table:table-cell>
          <table:table-cell office:value-type="float" office:value="4.997329712" calcext:value-type="float">
            <text:p>4.997329712</text:p>
          </table:table-cell>
          <table:table-cell office:value-type="float" office:value="-14.0102150657143" calcext:value-type="float">
            <text:p>-14.0102150657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3.39243342790526" calcext:value-type="float">
            <text:p>3.39243342790526</text:p>
          </table:table-cell>
          <table:table-cell office:value-type="float" office:value="0.367769620169835" calcext:value-type="float">
            <text:p>0.367769620169835</text:p>
          </table:table-cell>
          <table:table-cell table:number-columns-repeated="3" office:value-type="float" office:value="3.171324492" calcext:value-type="float">
            <text:p>3.171324492</text:p>
          </table:table-cell>
          <table:table-cell table:number-columns-repeated="2" office:value-type="float" office:value="4.005531788" calcext:value-type="float">
            <text:p>4.005531788</text:p>
          </table:table-cell>
          <table:table-cell office:value-type="float" office:value="-32.1513314418948" calcext:value-type="float">
            <text:p>-32.15133144189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4.997329712" calcext:value-type="float">
            <text:p>4.997329712</text:p>
          </table:table-cell>
          <table:table-cell office:value-type="float" office:value="8.90300712856605E-016" calcext:value-type="float">
            <text:p>8.90300712856605E-16</text:p>
          </table:table-cell>
          <table:table-cell table:number-columns-repeated="5" office:value-type="float" office:value="4.997329712" calcext:value-type="float">
            <text:p>4.997329712</text:p>
          </table:table-cell>
          <table:table-cell office:value-type="float" office:value="-0.0534057599999827" calcext:value-type="float">
            <text:p>-0.05340575999998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195" calcext:value-type="float">
            <text:p>195</text:p>
          </table:table-cell>
          <table:table-cell office:value-type="float" office:value="5.573944569" calcext:value-type="float">
            <text:p>5.5739445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.573944569" calcext:value-type="float">
            <text:p>5.573944569</text:p>
          </table:table-cell>
          <table:table-cell office:value-type="float" office:value="1.34444670909091" calcext:value-type="float">
            <text:p>1.344446709090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5.39376322847917" calcext:value-type="float">
            <text:p>5.39376322847917</text:p>
          </table:table-cell>
          <table:table-cell office:value-type="float" office:value="0.835092800536782" calcext:value-type="float">
            <text:p>0.835092800536782</text:p>
          </table:table-cell>
          <table:table-cell office:value-type="float" office:value="3.312649012" calcext:value-type="float">
            <text:p>3.312649012</text:p>
          </table:table-cell>
          <table:table-cell office:value-type="float" office:value="4.451466084" calcext:value-type="float">
            <text:p>4.451466084</text:p>
          </table:table-cell>
          <table:table-cell table:number-columns-repeated="3" office:value-type="float" office:value="6.038440228" calcext:value-type="float">
            <text:p>6.038440228</text:p>
          </table:table-cell>
          <table:table-cell office:value-type="float" office:value="-10.1039461920139" calcext:value-type="float">
            <text:p>-10.10394619201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4.19953513486956" calcext:value-type="float">
            <text:p>4.19953513486956</text:p>
          </table:table-cell>
          <table:table-cell office:value-type="float" office:value="0.119568134996516" calcext:value-type="float">
            <text:p>0.119568134996516</text:p>
          </table:table-cell>
          <table:table-cell table:number-columns-repeated="4" office:value-type="float" office:value="4.191224575" calcext:value-type="float">
            <text:p>4.191224575</text:p>
          </table:table-cell>
          <table:table-cell office:value-type="float" office:value="5.911510468" calcext:value-type="float">
            <text:p>5.911510468</text:p>
          </table:table-cell>
          <table:table-cell office:value-type="float" office:value="-30.0077477521739" calcext:value-type="float">
            <text:p>-30.00774775217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5.98825754485714" calcext:value-type="float">
            <text:p>5.98825754485714</text:p>
          </table:table-cell>
          <table:table-cell office:value-type="float" office:value="0.294016238171344" calcext:value-type="float">
            <text:p>0.294016238171344</text:p>
          </table:table-cell>
          <table:table-cell office:value-type="float" office:value="4.282046318" calcext:value-type="float">
            <text:p>4.282046318</text:p>
          </table:table-cell>
          <table:table-cell table:number-columns-repeated="4" office:value-type="float" office:value="6.038440228" calcext:value-type="float">
            <text:p>6.038440228</text:p>
          </table:table-cell>
          <table:table-cell office:value-type="float" office:value="-0.195707585714292" calcext:value-type="float">
            <text:p>-0.1957075857142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4.549729347" calcext:value-type="float">
            <text:p>4.54972934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.549729347" calcext:value-type="float">
            <text:p>4.549729347</text:p>
          </table:table-cell>
          <table:table-cell office:value-type="float" office:value="-30.0041638923077" calcext:value-type="float">
            <text:p>-30.00416389230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4.64803978689401" calcext:value-type="float">
            <text:p>4.64803978689401</text:p>
          </table:table-cell>
          <table:table-cell office:value-type="float" office:value="0.373040009170543" calcext:value-type="float">
            <text:p>0.373040009170543</text:p>
          </table:table-cell>
          <table:table-cell table:number-columns-repeated="4" office:value-type="float" office:value="4.590882778" calcext:value-type="float">
            <text:p>4.590882778</text:p>
          </table:table-cell>
          <table:table-cell office:value-type="float" office:value="7.071496964" calcext:value-type="float">
            <text:p>7.071496964</text:p>
          </table:table-cell>
          <table:table-cell office:value-type="float" office:value="-33.5994316157999" calcext:value-type="float">
            <text:p>-33.59943161579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.901074409" calcext:value-type="float">
            <text:p>6.901074409</text:p>
          </table:table-cell>
          <table:table-cell office:value-type="float" office:value="9.03362056653392E-016" calcext:value-type="float">
            <text:p>9.03362056653392E-16</text:p>
          </table:table-cell>
          <table:table-cell table:number-columns-repeated="5" office:value-type="float" office:value="6.901074409" calcext:value-type="float">
            <text:p>6.901074409</text:p>
          </table:table-cell>
          <table:table-cell office:value-type="float" office:value="-1.41322272857142" calcext:value-type="float">
            <text:p>-1.413222728571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9" calcext:value-type="float">
            <text:p>239</text:p>
          </table:table-cell>
          <table:table-cell office:value-type="float" office:value="6.904599667" calcext:value-type="float">
            <text:p>6.90459966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6.904599667" calcext:value-type="float">
            <text:p>6.904599667</text:p>
          </table:table-cell>
          <table:table-cell office:value-type="float" office:value="-1.3628619" calcext:value-type="float">
            <text:p>-1.36286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float" office:value="6.67512972823042" calcext:value-type="float">
            <text:p>6.67512972823042</text:p>
          </table:table-cell>
          <table:table-cell office:value-type="float" office:value="0.921694138573197" calcext:value-type="float">
            <text:p>0.921694138573197</text:p>
          </table:table-cell>
          <table:table-cell office:value-type="float" office:value="4.541741371" calcext:value-type="float">
            <text:p>4.541741371</text:p>
          </table:table-cell>
          <table:table-cell table:number-columns-repeated="4" office:value-type="float" office:value="7.071496964" calcext:value-type="float">
            <text:p>7.071496964</text:p>
          </table:table-cell>
          <table:table-cell office:value-type="float" office:value="-4.64100388242265" calcext:value-type="float">
            <text:p>-4.641003882422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.30241894725" calcext:value-type="float">
            <text:p>6.30241894725</text:p>
          </table:table-cell>
          <table:table-cell office:value-type="float" office:value="1.12300725421525" calcext:value-type="float">
            <text:p>1.12300725421525</text:p>
          </table:table-cell>
          <table:table-cell office:value-type="float" office:value="4.482939243" calcext:value-type="float">
            <text:p>4.482939243</text:p>
          </table:table-cell>
          <table:table-cell office:value-type="float" office:value="6.30241894725" calcext:value-type="float">
            <text:p>6.30241894725</text:p>
          </table:table-cell>
          <table:table-cell table:number-columns-repeated="3" office:value-type="float" office:value="6.908912182" calcext:value-type="float">
            <text:p>6.908912182</text:p>
          </table:table-cell>
          <table:table-cell office:value-type="float" office:value="-9.96544361071428" calcext:value-type="float">
            <text:p>-9.965443610714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28" calcext:value-type="float">
            <text:p>28</text:p>
          </table:table-cell>
          <table:table-cell office:value-type="float" office:value="7.627503395" calcext:value-type="float">
            <text:p>7.627503395</text:p>
          </table:table-cell>
          <table:table-cell office:value-type="float" office:value="9.04476630867129E-016" calcext:value-type="float">
            <text:p>9.04476630867129E-16</text:p>
          </table:table-cell>
          <table:table-cell table:number-columns-repeated="5" office:value-type="float" office:value="7.627503395" calcext:value-type="float">
            <text:p>7.627503395</text:p>
          </table:table-cell>
          <table:table-cell office:value-type="float" office:value="1.70004526666665" calcext:value-type="float">
            <text:p>1.70004526666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7:49:21.490526893</meta:creation-date>
    <meta:generator>LibreOffice/7.3.7.2$Linux_X86_64 LibreOffice_project/30$Build-2</meta:generator>
    <dc:date>2023-06-30T16:13:21.391339905</dc:date>
    <meta:editing-duration>PT16M34S</meta:editing-duration>
    <meta:editing-cycles>4</meta:editing-cycles>
    <meta:document-statistic meta:table-count="1" meta:cell-count="69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56cm" svg:height="19.79cm" xlink:href=".." xlink:type="simple" chart:class="chart:scatter" chart:style-name="ch1">
        <chart:title svg:x="7.499cm" svg:y="0.001cm" chart:style-name="ch2">
          <text:p>isaac</text:p>
        </chart:title>
        <chart:legend chart:legend-position="end" svg:x="14.807cm" svg:y="9.29cm" style:legend-expansion="custom" svg:width="1.548cm" svg:height="1.102cm" style:legend-expansion-aspect-ratio="1.40471869328494" chart:style-name="ch3"/>
        <chart:plot-area chart:style-name="ch4" table:cell-range-address="Sheet1.B2:Sheet1.B21 Sheet1.B48:Sheet1.B67 Sheet1.D48:Sheet1.D67" chart:data-source-has-labels="row" svg:x="0.328cm" svg:y="0.571cm" svg:width="14.79cm" svg:height="18.81cm">
          <chart:coordinate-region svg:x="0.619cm" svg:y="0.77cm" svg:width="14.259cm" svg:height="17.964cm"/>
          <chart:axis chart:dimension="x" chart:name="primary-x" chart:style-name="ch5">
            <chart:title svg:x="7.533cm" svg:y="19.23cm" chart:style-name="ch6">
              <text:p>m</text:p>
            </chart:title>
          </chart:axis>
          <chart:axis chart:dimension="y" chart:name="primary-y" chart:style-name="ch7">
            <chart:title svg:x="0cm" svg:y="10.166cm" chart:style-name="ch8">
              <text:p>m</text:p>
            </chart:title>
            <chart:grid chart:style-name="ch9" chart:class="major"/>
          </chart:axis>
          <chart:series chart:style-name="ch10" chart:values-cell-range-address="Sheet1.B48:Sheet1.B67" loext:label-string="real" chart:class="chart:scatter">
            <chart:domain table:cell-range-address="Sheet1.B2:Sheet1.B21"/>
            <chart:data-point chart:repeated="20"/>
          </chart:series>
          <chart:series chart:style-name="ch11" chart:values-cell-range-address="Sheet1.D48:Sheet1.D67" loext:label-string="meas" chart:class="chart:scatter">
            <chart:domain table:cell-range-address="Sheet1.D2:Sheet1.D2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1</svg:desc>
                </draw:g>
              </table:table-cell>
              <table:table-cell office:value-type="float" office:value="3">
                <text:p>3</text:p>
                <draw:g>
                  <svg:desc>Sheet1.B48:Sheet1.B67</svg:desc>
                </draw:g>
              </table:table-cell>
              <table:table-cell office:value-type="float" office:value="0.0868133217575757">
                <text:p>0.0868133217575757</text:p>
                <draw:g>
                  <svg:desc>Sheet1.D2:Sheet1.D21</svg:desc>
                </draw:g>
              </table:table-cell>
              <table:table-cell office:value-type="float" office:value="2.8969302324697">
                <text:p>2.8969302324697</text:p>
                <draw:g>
                  <svg:desc>Sheet1.D48:Sheet1.D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.080627747">
                <text:p>0.080627747</text:p>
              </table:table-cell>
              <table:table-cell office:value-type="float" office:value="3.089099646">
                <text:p>3.0890996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9575282">
                <text:p>0.09575282</text:p>
              </table:table-cell>
              <table:table-cell office:value-type="float" office:value="3.916111231">
                <text:p>3.916111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04421605257353">
                <text:p>1.04421605257353</text:p>
              </table:table-cell>
              <table:table-cell office:value-type="float" office:value="3.73221846164706">
                <text:p>3.73221846164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0.864659734429268">
                <text:p>-0.864659734429268</text:p>
              </table:table-cell>
              <table:table-cell office:value-type="float" office:value="3.763192951">
                <text:p>3.7631929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.0996664788340426">
                <text:p>0.0996664788340426</text:p>
              </table:table-cell>
              <table:table-cell office:value-type="float" office:value="4.04992436183404">
                <text:p>4.04992436183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947342599230769">
                <text:p>0.0947342599230769</text:p>
              </table:table-cell>
              <table:table-cell office:value-type="float" office:value="4.29948924671429">
                <text:p>4.299489246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747534395621053">
                <text:p>0.747534395621053</text:p>
              </table:table-cell>
              <table:table-cell office:value-type="float" office:value="3.39243342790526">
                <text:p>3.39243342790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-0.904072404">
                <text:p>-0.904072404</text:p>
              </table:table-cell>
              <table:table-cell office:value-type="float" office:value="4.997329712">
                <text:p>4.997329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.114748888">
                <text:p>0.114748888</text:p>
              </table:table-cell>
              <table:table-cell office:value-type="float" office:value="5.573944569">
                <text:p>5.5739445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.10516576584375">
                <text:p>0.10516576584375</text:p>
              </table:table-cell>
              <table:table-cell office:value-type="float" office:value="5.39376322847917">
                <text:p>5.39376322847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787767360932367">
                <text:p>0.787767360932367</text:p>
              </table:table-cell>
              <table:table-cell office:value-type="float" office:value="4.19953513486956">
                <text:p>4.199535134869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0.901557208485714">
                <text:p>-0.901557208485714</text:p>
              </table:table-cell>
              <table:table-cell office:value-type="float" office:value="5.98825754485714">
                <text:p>5.98825754485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084844954">
                <text:p>0.084844954</text:p>
              </table:table-cell>
              <table:table-cell office:value-type="float" office:value="4.549729347">
                <text:p>4.549729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.0815896876313364">
                <text:p>0.0815896876313364</text:p>
              </table:table-cell>
              <table:table-cell office:value-type="float" office:value="4.64803978689401">
                <text:p>4.64803978689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.09069252">
                <text:p>1.09069252</text:p>
              </table:table-cell>
              <table:table-cell office:value-type="float" office:value="6.901074409">
                <text:p>6.901074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.097531796">
                <text:p>2.097531796</text:p>
              </table:table-cell>
              <table:table-cell office:value-type="float" office:value="6.904599667">
                <text:p>6.904599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1.06000400052995">
                <text:p>-1.06000400052995</text:p>
              </table:table-cell>
              <table:table-cell office:value-type="float" office:value="6.67512972823042">
                <text:p>6.67512972823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1.693060458">
                <text:p>-1.693060458</text:p>
              </table:table-cell>
              <table:table-cell office:value-type="float" office:value="6.30241894725">
                <text:p>6.302418947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.135971025">
                <text:p>0.135971025</text:p>
              </table:table-cell>
              <table:table-cell office:value-type="float" office:value="7.627503395">
                <text:p>7.627503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831cm" svg:y="0.316cm" chart:style-name="ch2">
          <text:p>x std isaac</text:p>
        </chart:title>
        <chart:plot-area chart:style-name="ch3" table:cell-range-address="Sheet1.B48:Sheet1.B67 Sheet1.E2:Sheet1.E21" svg:x="1.33cm" svg:y="1.275cm" svg:width="14.349cm" svg:height="6.57cm">
          <chart:coordinate-region svg:x="2.242cm" svg:y="1.474cm" svg:width="13.343cm" svg:height="5.724cm"/>
          <chart:axis chart:dimension="x" chart:name="primary-x" chart:style-name="ch4">
            <chart:title svg:x="7.587cm" svg:y="8.025cm" chart:style-name="ch5">
              <text:p>distance [m]</text:p>
            </chart:title>
          </chart:axis>
          <chart:axis chart:dimension="y" chart:name="primary-y" chart:style-name="ch6">
            <chart:title svg:x="0.451cm" svg:y="4.829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21" chart:class="chart:scatter">
            <chart:domain table:cell-range-address="Sheet1.B48:Sheet1.B67"/>
            <chart:regression-curve chart:style-name="ch10">
              <chart:equation chart:display-equation="true" chart:display-r-square="true" svg:x="2.65cm" svg:y="1.823cm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48:Sheet1.B67</svg:desc>
                </draw:g>
              </table:table-cell>
              <table:table-cell office:value-type="float" office:value="0.000324845448557479">
                <text:p>0.000324845448557479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.39135093284454E-017">
                <text:p>1.39135093284454E-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78304895862007E-017">
                <text:p>2.78304895862007E-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677737107153702">
                <text:p>0.00677737107153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490717330549691">
                <text:p>0.00490717330549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602090436266514">
                <text:p>0.00602090436266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817624317558899">
                <text:p>0.008176243175588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805589121700359">
                <text:p>0.0805589121700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.22575178214151E-016">
                <text:p>2.22575178214151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4.17405279853362E-017">
                <text:p>4.17405279853362E-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0161991749625868">
                <text:p>0.0161991749625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223138952678249">
                <text:p>0.0223138952678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440616168933403">
                <text:p>0.0440616168933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1.41150321352093E-017">
                <text:p>1.41150321352093E-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684517659798221">
                <text:p>0.00684517659798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8.90042384855681E-016">
                <text:p>8.90042384855681E-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146859788800218">
                <text:p>0.146859788800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302323359501382">
                <text:p>0.3023233595013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99cm" svg:height="9.936cm" xlink:href=".." xlink:type="simple" chart:class="chart:scatter" chart:style-name="ch1">
        <chart:title svg:x="7.381cm" svg:y="0.334cm" chart:style-name="ch2">
          <text:p>z std isaac</text:p>
        </chart:title>
        <chart:plot-area chart:style-name="ch3" table:cell-range-address="Sheet1.B48:Sheet1.B67 Sheet1.E48:Sheet1.E67" svg:x="1.352cm" svg:y="1.311cm" svg:width="15.406cm" svg:height="7.446cm">
          <chart:coordinate-region svg:x="2.079cm" svg:y="1.511cm" svg:width="14.585cm" svg:height="6.599cm"/>
          <chart:axis chart:dimension="x" chart:name="primary-x" chart:style-name="ch4">
            <chart:title svg:x="8.138cm" svg:y="8.955cm" chart:style-name="ch5">
              <text:p>distance [m]</text:p>
            </chart:title>
          </chart:axis>
          <chart:axis chart:dimension="y" chart:name="primary-y" chart:style-name="ch6">
            <chart:title svg:x="0.451cm" svg:y="5.303cm" chart:style-name="ch7">
              <text:p>std</text:p>
            </chart:title>
            <chart:grid chart:style-name="ch8" chart:class="major"/>
          </chart:axis>
          <chart:series chart:style-name="ch9" chart:values-cell-range-address="Sheet1.E48:Sheet1.E67" chart:class="chart:scatter">
            <chart:domain table:cell-range-address="Sheet1.B48:Sheet1.B67"/>
            <chart:regression-curve chart:style-name="ch10"/>
            <chart:regression-curve chart:style-name="ch10">
              <chart:equation chart:display-equation="true" chart:display-r-square="true" svg:x="3.079cm" svg:y="1.509cm"/>
            </chart:regression-curve>
            <chart:data-point chart:repeated="7"/>
            <chart:data-point chart:style-name="ch11"/>
            <chart:data-point chart:repeated="2"/>
            <chart:data-point chart:style-name="ch11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48:Sheet1.B67</svg:desc>
                </draw:g>
              </table:table-cell>
              <table:table-cell office:value-type="float" office:value="0.00760986109152977">
                <text:p>0.00760986109152977</text:p>
                <draw:g>
                  <svg:desc>Sheet1.E48:Sheet1.E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.45232298510253E-016">
                <text:p>4.45232298510253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45287833379211E-016">
                <text:p>4.4528783337921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232023023449624">
                <text:p>0.0232023023449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04199097201663">
                <text:p>0.0204199097201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266401881003084">
                <text:p>0.266401881003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347478051950462">
                <text:p>0.347478051950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367769620169835">
                <text:p>0.367769620169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.90300712856605E-016">
                <text:p>8.90300712856605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835092800536782">
                <text:p>0.835092800536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119568134996516">
                <text:p>0.119568134996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294016238171344">
                <text:p>0.294016238171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373040009170543">
                <text:p>0.3730400091705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.03362056653392E-016">
                <text:p>9.03362056653392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921694138573197">
                <text:p>0.921694138573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.12300725421525">
                <text:p>1.12300725421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9.04476630867129E-016">
                <text:p>9.04476630867129E-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